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F00000075BA7310D0.jpg"/>
  <manifest:file-entry manifest:media-type="image/jpeg" manifest:full-path="Pictures/10000000000000C80000005636EE251B.jpg"/>
  <manifest:file-entry manifest:media-type="image/jpeg" manifest:full-path="Pictures/10000000000000C100000073096925FA.jpg"/>
  <manifest:file-entry manifest:media-type="image/png" manifest:full-path="Pictures/100000000000011D0000012BEBE9D726.png"/>
  <manifest:file-entry manifest:media-type="" manifest:full-path="Pictures/20000007000018AD00002FD56295B7BA.wmf"/>
  <manifest:file-entry manifest:media-type="image/jpeg" manifest:full-path="Pictures/100000000000026600000232F7984F38.jpg"/>
  <manifest:file-entry manifest:media-type="image/jpeg" manifest:full-path="Pictures/1000000000000108000000BF72E53D0E.jpg"/>
  <manifest:file-entry manifest:media-type="image/jpeg" manifest:full-path="Pictures/1000000000000078000000FAD2EA561A.jpg"/>
  <manifest:file-entry manifest:media-type="image/jpeg" manifest:full-path="Pictures/1000000000000099000001494B85897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52cm" svg:stroke-color="#000000" draw:fill="none" draw:fill-color="#ffffff" draw:auto-grow-height="true" draw:auto-grow-width="false" fo:max-height="0cm" fo:min-height="9.758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width="0.152cm" svg:stroke-color="#000000" draw:fill="none" draw:fill-color="#ffffff" draw:auto-grow-height="true" draw:auto-grow-width="false" fo:max-height="0cm" fo:min-height="0cm" fo:padding-top="0.201cm" fo:padding-bottom="0.201cm" fo:padding-left="0.326cm" fo:padding-right="0.32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solid" svg:stroke-width="0.051cm" draw:marker-start-width="0.049cm" draw:marker-end-width="0.049cm" draw:fill="solid" draw:fill-color="#000000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1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8pt" fo:language="en" fo:country="US" style:font-size-asian="18pt" style:font-size-complex="18pt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>
        <style:tab-stops>
          <style:tab-stop style:position="0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language="en" fo:country="US" fo:font-weight="bold" style:font-family-asian="'Times New Roman'" style:font-family-generic-asian="roman" style:font-size-asian="18pt" style:language-asian="en" style:country-asian="US" style:font-weight-asian="bold" style:font-family-complex="'Times New Roman'" style:font-family-generic-complex="roman" style:font-size-complex="18pt" style:font-weight-complex="bold"/>
    </style:style>
    <style:style style:name="T3" style:family="text">
      <style:text-properties fo:font-size="18pt" fo:font-weight="bold" style:font-size-asian="18pt" style:language-asian="en" style:country-asian="US" style:font-weight-asian="bold" style:font-size-complex="18pt" style:font-weight-complex="bold"/>
    </style:style>
    <style:style style:name="T4" style:family="text">
      <style:text-properties fo:font-family="'Times New Roman'" style:font-family-generic="roman" style:font-pitch="variable" fo:font-size="18pt" fo:language="en" fo:country="US" fo:font-style="normal" fo:font-weight="bold" style:font-size-asian="18pt" style:language-asian="en" style:country-asian="US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.81cm" svg:height="1.135cm" svg:x="0.635cm" svg:y="1.27cm">
          <draw:text-box>
            <text:p text:style-name="P1"><text:span text:style-name="T1">Linux MN</text:span></text:p>
          </draw:text-box>
        </draw:frame>
        <draw:frame draw:style-name="gr2" draw:text-style-name="P1" draw:layer="layout" svg:width="3.81cm" svg:height="1.135cm" svg:x="5.08cm" svg:y="1.27cm">
          <draw:text-box>
            <text:p text:style-name="P1"><text:span text:style-name="T1">Altera MN</text:span></text:p>
          </draw:text-box>
        </draw:frame>
        <draw:frame draw:style-name="gr2" draw:text-style-name="P3" draw:layer="layout" svg:width="8.89cm" svg:height="1.135cm" svg:x="13.335cm" svg:y="1.405cm">
          <draw:text-box>
            <text:p text:style-name="P2"><text:span text:style-name="T2">BnR X20 Buscouplers</text:span></text:p>
          </draw:text-box>
        </draw:frame>
        <draw:frame draw:style-name="gr2" draw:text-style-name="P1" draw:layer="layout" svg:width="3.81cm" svg:height="1.135cm" svg:x="1.27cm" svg:y="17.11cm">
          <draw:text-box>
            <text:p text:style-name="P1"><text:span text:style-name="T1">Zynq MN</text:span></text:p>
          </draw:text-box>
        </draw:frame>
        <draw:frame draw:style-name="gr2" draw:text-style-name="P1" draw:layer="layout" svg:width="6.35cm" svg:height="1.135cm" svg:x="12.7cm" svg:y="18.415cm">
          <draw:text-box>
            <text:p text:style-name="P1"><text:span text:style-name="T1">FPGA CNs</text:span></text:p>
          </draw:text-box>
        </draw:frame>
        <draw:frame draw:style-name="gr2" draw:text-style-name="P3" draw:layer="layout" svg:width="4.445cm" svg:height="1.135cm" svg:x="21.59cm" svg:y="0.635cm">
          <draw:text-box>
            <text:p text:style-name="P4"><text:span text:style-name="T3"><text:s/></text:span><text:span text:style-name="T4">X20ET8819</text:span></text:p>
          </draw:text-box>
        </draw:frame>
        <draw:frame draw:style-name="gr2" draw:text-style-name="P1" draw:layer="layout" svg:width="2.54cm" svg:height="1.135cm" svg:x="22.225cm" svg:y="19.185cm">
          <draw:text-box>
            <text:p text:style-name="P1"><text:span text:style-name="T1">PC</text:span></text:p>
          </draw:text-box>
        </draw:frame>
        <draw:g>
          <draw:frame draw:style-name="gr3" draw:text-style-name="P5" draw:layer="layout" svg:width="1.445cm" svg:height="3.422cm" draw:transform="rotate (3.1415926535892) translate (12.065cm 18.082cm)">
            <draw:image xlink:href="Pictures/1000000000000099000001494B858974.jpg" xlink:type="simple" xlink:show="embed" xlink:actuate="onLoad">
              <text:p/>
            </draw:image>
          </draw:frame>
          <draw:g>
            <draw:frame draw:style-name="gr4" draw:text-style-name="P5" draw:layer="layout" svg:width="2.395cm" svg:height="3.287cm" svg:x="1.27cm" svg:y="4.445cm">
              <draw:image xlink:href="Pictures/20000007000018AD00002FD56295B7BA.wmf" xlink:type="simple" xlink:show="embed" xlink:actuate="onLoad">
                <text:p/>
              </draw:image>
            </draw:frame>
            <draw:frame draw:style-name="gr4" draw:text-style-name="P5" draw:layer="layout" svg:width="3.999cm" svg:height="2.54cm" svg:x="4.891cm" svg:y="4.577cm">
              <draw:image xlink:href="Pictures/1000000000000108000000BF72E53D0E.jpg" xlink:type="simple" xlink:show="embed" xlink:actuate="onLoad">
                <text:p/>
              </draw:image>
            </draw:frame>
            <draw:frame draw:style-name="gr4" draw:text-style-name="P5" draw:layer="layout" svg:width="3.473cm" svg:height="2.668cm" svg:x="1.607cm" svg:y="14.779cm">
              <draw:image xlink:href="Pictures/100000000000026600000232F7984F38.jpg" xlink:type="simple" xlink:show="embed" xlink:actuate="onLoad">
                <text:p/>
              </draw:image>
            </draw:frame>
            <draw:frame draw:style-name="gr4" draw:text-style-name="P5" draw:layer="layout" svg:width="5.48cm" svg:height="3.042cm" svg:x="6.35cm" svg:y="9.827cm">
              <draw:image xlink:href="Pictures/10000000000000C100000073096925FA.jpg" xlink:type="simple" xlink:show="embed" xlink:actuate="onLoad">
                <text:p/>
              </draw:image>
            </draw:frame>
            <draw:frame draw:style-name="gr4" draw:text-style-name="P5" draw:layer="layout" svg:width="1.988cm" svg:height="3.479cm" svg:x="20.672cm" svg:y="8.257cm">
              <draw:image xlink:href="Pictures/1000000000000078000000FAD2EA561A.jpg" xlink:type="simple" xlink:show="embed" xlink:actuate="onLoad">
                <text:p/>
              </draw:image>
            </draw:frame>
            <draw:frame draw:style-name="gr4" draw:text-style-name="P5" draw:layer="layout" svg:width="5.291cm" svg:height="2.274cm" svg:x="17.145cm" svg:y="15.173cm">
              <draw:image xlink:href="Pictures/10000000000000C80000005636EE251B.jpg" xlink:type="simple" xlink:show="embed" xlink:actuate="onLoad">
                <text:p/>
              </draw:image>
            </draw:frame>
            <draw:frame draw:style-name="gr4" draw:text-style-name="P5" draw:layer="layout" svg:width="3.999cm" svg:height="2.54cm" svg:x="12.7cm" svg:y="14.907cm">
              <draw:image xlink:href="Pictures/1000000000000108000000BF72E53D0E.jpg" xlink:type="simple" xlink:show="embed" xlink:actuate="onLoad">
                <text:p/>
              </draw:image>
            </draw:frame>
            <draw:rect draw:style-name="gr5" draw:text-style-name="P6" draw:layer="layout" svg:width="3.71cm" svg:height="2.44cm" svg:x="5.715cm" svg:y="15.007cm">
              <text:p text:style-name="P5"><text:span text:style-name="T1">XILINX MN</text:span></text:p>
            </draw:rect>
            <draw:line draw:style-name="gr6" draw:text-style-name="P5" draw:layer="layout" svg:x1="2.47cm" svg:y1="7.818cm" svg:x2="2.47cm" svg:y2="14.907cm">
              <text:p/>
            </draw:line>
            <draw:line draw:style-name="gr6" draw:text-style-name="P5" draw:layer="layout" svg:x1="2.54cm" svg:y1="11.097cm" svg:x2="6.35cm" svg:y2="11.097cm">
              <text:p/>
            </draw:line>
            <draw:line draw:style-name="gr6" draw:text-style-name="P5" draw:layer="layout" svg:x1="7.298cm" svg:y1="6.722cm" svg:x2="7.298cm" svg:y2="9.988cm">
              <text:p/>
            </draw:line>
            <draw:line draw:style-name="gr6" draw:text-style-name="P5" draw:layer="layout" svg:x1="6.964cm" svg:y1="12.467cm" svg:x2="6.964cm" svg:y2="15.007cm">
              <text:p/>
            </draw:line>
            <draw:line draw:style-name="gr6" draw:text-style-name="P5" draw:layer="layout" svg:x1="9.454cm" svg:y1="12.515cm" svg:x2="9.454cm" svg:y2="13.998cm">
              <text:p/>
            </draw:line>
            <draw:line draw:style-name="gr6" draw:text-style-name="P5" draw:layer="layout" svg:x1="9.495cm" svg:y1="13.998cm" svg:x2="11.245cm" svg:y2="13.998cm">
              <text:p/>
            </draw:line>
            <draw:line draw:style-name="gr6" draw:text-style-name="P5" draw:layer="layout" svg:x1="10.294cm" svg:y1="12.869cm" svg:x2="14.8cm" svg:y2="12.869cm">
              <text:p/>
            </draw:line>
            <draw:line draw:style-name="gr6" draw:text-style-name="P5" draw:layer="layout" svg:x1="14.8cm" svg:y1="12.817cm" svg:x2="14.759cm" svg:y2="15.421cm">
              <text:p/>
            </draw:line>
            <draw:line draw:style-name="gr6" draw:text-style-name="P5" draw:layer="layout" svg:x1="11.41cm" svg:y1="12.155cm" svg:x2="18.521cm" svg:y2="12.155cm">
              <text:p/>
            </draw:line>
            <draw:line draw:style-name="gr6" draw:text-style-name="P5" draw:layer="layout" svg:x1="18.585cm" svg:y1="12.114cm" svg:x2="18.585cm" svg:y2="15.445cm">
              <text:p/>
            </draw:line>
            <draw:g>
              <draw:frame draw:style-name="gr4" draw:text-style-name="P5" draw:layer="layout" svg:width="2.089cm" svg:height="3.095cm" svg:x="14.789cm" svg:y="4.827cm">
                <draw:image xlink:href="Pictures/100000000000004F00000075BA7310D0.jpg" xlink:type="simple" xlink:show="embed" xlink:actuate="onLoad">
                  <text:p/>
                </draw:image>
              </draw:frame>
              <draw:frame draw:style-name="gr4" draw:text-style-name="P5" draw:layer="layout" svg:width="2.089cm" svg:height="3.095cm" svg:x="11.43cm" svg:y="4.827cm">
                <draw:image xlink:href="Pictures/100000000000004F00000075BA7310D0.jpg" xlink:type="simple" xlink:show="embed" xlink:actuate="onLoad">
                  <text:p/>
                </draw:image>
              </draw:frame>
              <draw:frame draw:style-name="gr4" draw:text-style-name="P5" draw:layer="layout" svg:width="2.089cm" svg:height="3.095cm" svg:x="18.415cm" svg:y="4.827cm">
                <draw:image xlink:href="Pictures/100000000000004F00000075BA7310D0.jpg" xlink:type="simple" xlink:show="embed" xlink:actuate="onLoad">
                  <text:p/>
                </draw:image>
              </draw:frame>
            </draw:g>
            <draw:line draw:style-name="gr6" draw:text-style-name="P5" draw:layer="layout" svg:x1="10.465cm" svg:y1="9.013cm" svg:x2="10.465cm" svg:y2="10.088cm">
              <text:p/>
            </draw:line>
            <draw:line draw:style-name="gr6" draw:text-style-name="P5" draw:layer="layout" svg:x1="10.465cm" svg:y1="9.013cm" svg:x2="19.017cm" svg:y2="9.013cm">
              <text:p/>
            </draw:line>
            <draw:line draw:style-name="gr6" draw:text-style-name="P5" draw:layer="layout" svg:x1="19.017cm" svg:y1="9.096cm" svg:x2="19.017cm" svg:y2="7.922cm">
              <text:p/>
            </draw:line>
            <draw:line draw:style-name="gr6" draw:text-style-name="P5" draw:layer="layout" svg:x1="15.317cm" svg:y1="8.996cm" svg:x2="15.317cm" svg:y2="7.822cm">
              <text:p/>
            </draw:line>
            <draw:line draw:style-name="gr6" draw:text-style-name="P5" draw:layer="layout" svg:x1="11.823cm" svg:y1="9.013cm" svg:x2="11.865cm" svg:y2="7.922cm">
              <text:p/>
            </draw:line>
            <draw:frame draw:style-name="gr4" draw:text-style-name="P5" draw:layer="layout" svg:width="3.406cm" svg:height="3.66cm" svg:x="23.899cm" svg:y="11.732cm">
              <draw:image xlink:href="Pictures/100000000000011D0000012BEBE9D726.png" xlink:type="simple" xlink:show="embed" xlink:actuate="onLoad">
                <text:p/>
              </draw:image>
            </draw:frame>
            <draw:line draw:style-name="gr6" draw:text-style-name="P5" draw:layer="layout" svg:x1="11.83cm" svg:y1="11.163cm" svg:x2="21.125cm" svg:y2="11.163cm">
              <text:p/>
            </draw:line>
            <draw:line draw:style-name="gr6" draw:text-style-name="P5" draw:layer="layout" svg:x1="21.59cm" svg:y1="11.532cm" svg:x2="21.58cm" svg:y2="13.278cm">
              <text:p/>
            </draw:line>
            <draw:line draw:style-name="gr6" draw:text-style-name="P5" draw:layer="layout" svg:x1="21.58cm" svg:y1="13.278cm" svg:x2="24.226cm" svg:y2="13.271cm">
              <text:p/>
            </draw:line>
            <draw:line draw:style-name="gr7" draw:text-style-name="P5" draw:layer="layout" svg:x1="11.245cm" svg:y1="13.998cm" svg:x2="11.245cm" svg:y2="14.925cm">
              <text:p/>
            </draw:line>
          </draw:g>
        </draw:g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10-25T19:06:18.84</meta:creation-date>
    <meta:editing-duration>PT00H53M37S</meta:editing-duration>
    <meta:editing-cycles>33</meta:editing-cycles>
    <dc:date>2013-10-25T20:00:03.76</dc:date>
    <meta:generator>OpenOffice.org/3.2$Win32 OpenOffice.org_project/320m18$Build-9502</meta:generator>
    <meta:document-statistic meta:object-count="65"/>
  </office:meta>
</office:document-meta>
</file>